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6.3311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0:25:08.8003442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02T00:26:16.610945380</dc:date>
    <meta:editing-duration>PT51M52S</meta:editing-duration>
    <meta:editing-cycles>24</meta:editing-cycles>
    <meta:generator>LibreOffice/4.2.6.3$Linux_X86_64 LibreOffice_project/420m0$Build-3</meta:generator>
    <meta:document-statistic meta:table-count="1" meta:cell-count="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6.082cm" xlink:href=".." xlink:type="simple" chart:class="chart:line" chart:style-name="ch1">
        <chart:title svg:x="24.726cm" svg:y="0.457cm" chart:style-name="ch2">
          <text:p>Statystyka</text:p>
        </chart:title>
        <chart:subtitle svg:x="23.959cm" svg:y="1.557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882cm" svg:width="48.185cm" svg:height="11.754cm">
          <chartooo:coordinate-region svg:x="2.661cm" svg:y="3.081cm" svg:width="47.008cm" svg:height="10.935cm"/>
          <chart:axis chart:dimension="x" chart:name="primary-x" chart:style-name="ch5" chartooo:axis-type="auto">
            <chartooo:date-scale/>
            <chart:title svg:x="25.05cm" svg:y="14.957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